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paragraph-properties fo:margin-top="0.1272in" fo:margin-bottom="0.0437in" loext:contextual-spacing="false" fo:break-before="page"/>
      <style:text-properties style:font-name="DejaVu Sans" officeooo:rsid="0011fbfe" officeooo:paragraph-rsid="0011fbfe"/>
    </style:style>
    <style:style style:name="P2" style:family="paragraph" style:parent-style-name="Heading_20_1">
      <style:paragraph-properties fo:margin-top="0in" fo:margin-bottom="0in" loext:contextual-spacing="false" fo:break-before="page"/>
      <style:text-properties style:font-name="DejaVu Sans" officeooo:rsid="0011fbfe" officeooo:paragraph-rsid="0011fbfe"/>
    </style:style>
    <style:style style:name="P3" style:family="paragraph" style:parent-style-name="Heading_20_2" style:list-style-name="">
      <style:text-properties style:font-name="DejaVu Sans" officeooo:rsid="00186b4b" officeooo:paragraph-rsid="00186b4b"/>
    </style:style>
    <style:style style:name="P4" style:family="paragraph" style:parent-style-name="Heading_20_2">
      <style:text-properties style:font-name="DejaVu Sans" officeooo:rsid="0018e62c" officeooo:paragraph-rsid="0018e62c"/>
    </style:style>
    <style:style style:name="P5" style:family="paragraph" style:parent-style-name="Heading_20_2">
      <style:text-properties style:font-name="DejaVu Sans" officeooo:paragraph-rsid="0018e62c"/>
    </style:style>
    <style:style style:name="P6" style:family="paragraph" style:parent-style-name="Heading_20_2">
      <style:paragraph-properties fo:margin-top="0.2575in" fo:margin-bottom="0.202in" loext:contextual-spacing="false"/>
      <style:text-properties style:font-name="DejaVu Sans" officeooo:rsid="0011fbfe" officeooo:paragraph-rsid="0011fbfe"/>
    </style:style>
    <style:style style:name="P7" style:family="paragraph" style:parent-style-name="Heading_20_2">
      <style:paragraph-properties fo:break-before="page"/>
      <style:text-properties style:font-name="DejaVu Sans" officeooo:rsid="00186b4b" officeooo:paragraph-rsid="00186b4b"/>
    </style:style>
    <style:style style:name="P8" style:family="paragraph" style:parent-style-name="Standard">
      <style:paragraph-properties fo:text-align="justify" style:justify-single-word="false"/>
      <style:text-properties style:font-name="DejaVu Sans" fo:font-size="12pt" fo:font-weight="normal" officeooo:rsid="0010e92f" officeooo:paragraph-rsid="0010e92f" style:font-size-asian="10.5pt" style:font-weight-asian="normal" style:font-size-complex="12pt" style:font-weight-complex="normal"/>
    </style:style>
    <style:style style:name="P9" style:family="paragraph" style:parent-style-name="Standard">
      <style:paragraph-properties fo:line-height="150%" fo:text-align="justify" style:justify-single-word="false"/>
      <style:text-properties style:font-name="DejaVu Sans" fo:font-size="12pt" fo:font-weight="normal" officeooo:rsid="0010e92f" officeooo:paragraph-rsid="0010e92f" style:font-size-asian="10.5pt" style:font-weight-asian="normal" style:font-size-complex="12pt" style:font-weight-complex="normal"/>
    </style:style>
    <style:style style:name="P10" style:family="paragraph" style:parent-style-name="Standard">
      <style:paragraph-properties fo:line-height="150%" fo:text-align="justify" style:justify-single-word="false"/>
      <style:text-properties officeooo:rsid="0010e92f" officeooo:paragraph-rsid="00145b2c"/>
    </style:style>
    <style:style style:name="P11" style:family="paragraph" style:parent-style-name="Standard">
      <style:paragraph-properties fo:line-height="150%" fo:text-align="justify" style:justify-single-word="false"/>
      <style:text-properties officeooo:rsid="0010e92f" officeooo:paragraph-rsid="0010e92f"/>
    </style:style>
    <style:style style:name="P12" style:family="paragraph" style:parent-style-name="Standard">
      <style:paragraph-properties fo:line-height="150%" fo:text-align="justify" style:justify-single-word="false"/>
      <style:text-properties officeooo:rsid="00145b2c" officeooo:paragraph-rsid="00145b2c"/>
    </style:style>
    <style:style style:name="P13" style:family="paragraph" style:parent-style-name="Standard">
      <style:paragraph-properties fo:line-height="150%" fo:text-align="justify" style:justify-single-word="false"/>
      <style:text-properties officeooo:paragraph-rsid="0010e92f"/>
    </style:style>
    <style:style style:name="P14" style:family="paragraph" style:parent-style-name="Standard">
      <style:paragraph-properties fo:text-align="justify" style:justify-single-word="false" fo:break-before="page"/>
      <style:text-properties style:font-name="DejaVu Sans" fo:font-size="12pt" fo:font-weight="normal" officeooo:rsid="0010e92f" officeooo:paragraph-rsid="0010e92f" style:font-size-asian="10.5pt" style:font-weight-asian="normal" style:font-size-complex="12pt" style:font-weight-complex="normal"/>
    </style:style>
    <style:style style:name="P15" style:family="paragraph" style:parent-style-name="Subtitle">
      <style:text-properties officeooo:rsid="0011638d" officeooo:paragraph-rsid="0011638d"/>
    </style:style>
    <style:style style:name="P16" style:family="paragraph" style:parent-style-name="Text_20_body">
      <style:paragraph-properties fo:margin-top="0.1189in" fo:margin-bottom="0.2161in" loext:contextual-spacing="false" fo:line-height="150%" fo:text-align="justify" style:justify-single-word="false"/>
      <style:text-properties officeooo:paragraph-rsid="0018e62c"/>
    </style:style>
    <style:style style:name="P17" style:family="paragraph" style:parent-style-name="Text_20_body">
      <style:paragraph-properties fo:margin-top="0in" fo:margin-bottom="0in" loext:contextual-spacing="false" fo:line-height="150%" fo:text-align="justify" style:justify-single-word="false"/>
      <style:text-properties style:font-name="DejaVu Sans" officeooo:rsid="0011fbfe" officeooo:paragraph-rsid="0011fbfe"/>
    </style:style>
    <style:style style:name="P18" style:family="paragraph" style:parent-style-name="Text_20_body" style:list-style-name="L2">
      <style:paragraph-properties fo:margin-top="0in" fo:margin-bottom="0in" loext:contextual-spacing="false" fo:line-height="150%" fo:text-align="justify" style:justify-single-word="false"/>
      <style:text-properties style:font-name="DejaVu Sans" officeooo:rsid="00145b2c" officeooo:paragraph-rsid="00145b2c"/>
    </style:style>
    <style:style style:name="P19" style:family="paragraph" style:parent-style-name="Text_20_body" style:list-style-name="L1">
      <style:paragraph-properties fo:margin-top="0in" fo:margin-bottom="0in" loext:contextual-spacing="false" fo:line-height="150%" fo:text-align="justify" style:justify-single-word="false"/>
      <style:text-properties style:font-name="DejaVu Sans" fo:font-style="normal" fo:font-weight="normal" officeooo:rsid="0011fbfe" officeooo:paragraph-rsid="0011fbfe" style:font-style-asian="normal" style:font-weight-asian="normal" style:font-style-complex="normal" style:font-weight-complex="normal"/>
    </style:style>
    <style:style style:name="P20" style:family="paragraph" style:parent-style-name="Text_20_body">
      <style:paragraph-properties fo:margin-top="0in" fo:margin-bottom="0in" loext:contextual-spacing="false" fo:line-height="150%" fo:text-align="justify" style:justify-single-word="false"/>
      <style:text-properties officeooo:paragraph-rsid="00168c42"/>
    </style:style>
    <style:style style:name="P21" style:family="paragraph" style:parent-style-name="Text_20_body">
      <style:paragraph-properties fo:margin-top="0.198in" fo:margin-bottom="0.198in" loext:contextual-spacing="false" fo:line-height="150%" fo:text-align="justify" style:justify-single-word="false"/>
      <style:text-properties style:font-name="DejaVu Sans" officeooo:rsid="0011fbfe" officeooo:paragraph-rsid="0011fbfe"/>
    </style:style>
    <style:style style:name="P22" style:family="paragraph" style:parent-style-name="Text_20_body">
      <style:paragraph-properties fo:margin-top="0.1272in" fo:margin-bottom="0.0437in" loext:contextual-spacing="false" fo:line-height="150%" fo:text-align="justify" style:justify-single-word="false"/>
      <style:text-properties officeooo:rsid="00145b2c" officeooo:paragraph-rsid="00145b2c"/>
    </style:style>
    <style:style style:name="P23" style:family="paragraph" style:parent-style-name="Text_20_body">
      <style:paragraph-properties fo:margin-top="0.0598in" fo:margin-bottom="0.0043in" loext:contextual-spacing="false" fo:line-height="150%" fo:text-align="justify" style:justify-single-word="false"/>
      <style:text-properties officeooo:rsid="00186b4b" officeooo:paragraph-rsid="00186b4b"/>
    </style:style>
    <style:style style:name="P24" style:family="paragraph" style:parent-style-name="Text_20_body">
      <style:paragraph-properties fo:margin-top="0.1189in" fo:margin-bottom="0.1764in" loext:contextual-spacing="false" fo:line-height="150%" fo:text-align="justify" style:justify-single-word="false"/>
      <style:text-properties style:font-name="DejaVu Sans" officeooo:rsid="0018e62c" officeooo:paragraph-rsid="0018e62c"/>
    </style:style>
    <style:style style:name="P25" style:family="paragraph" style:parent-style-name="Title" style:master-page-name="First_20_Page">
      <style:paragraph-properties style:page-number="auto"/>
    </style:style>
    <style:style style:name="T1" style:family="text">
      <style:text-properties style:font-name="DejaVu Sans"/>
    </style:style>
    <style:style style:name="T2" style:family="text">
      <style:text-properties style:font-name="DejaVu Sans" fo:font-size="12pt" fo:font-weight="normal" style:font-size-asian="10.5pt" style:font-weight-asian="normal" style:font-size-complex="12pt" style:font-weight-complex="normal"/>
    </style:style>
    <style:style style:name="T3" style:family="text">
      <style:text-properties style:font-name="DejaVu Sans" fo:font-size="12pt" fo:font-weight="normal" officeooo:rsid="0010e92f" style:font-size-asian="10.5pt" style:font-weight-asian="normal" style:font-size-complex="12pt" style:font-weight-complex="normal"/>
    </style:style>
    <style:style style:name="T4" style:family="text">
      <style:text-properties style:font-name="DejaVu Sans" officeooo:rsid="0011fbfe"/>
    </style:style>
    <style:style style:name="T5" style:family="text">
      <style:text-properties style:font-name="DejaVu Sans" officeooo:rsid="00145b2c"/>
    </style:style>
    <style:style style:name="T6" style:family="text">
      <style:text-properties style:font-name="DejaVu Sans" officeooo:rsid="00168c42"/>
    </style:style>
    <style:style style:name="T7" style:family="text">
      <style:text-properties style:font-name="DejaVu Sans" fo:font-weight="bold" officeooo:rsid="00168c42" style:font-weight-asian="bold" style:font-weight-complex="bold"/>
    </style:style>
    <style:style style:name="T8" style:family="text">
      <style:text-properties style:font-name="DejaVu Sans" fo:font-weight="normal" officeooo:rsid="00168c42" style:font-weight-asian="normal" style:font-weight-complex="normal"/>
    </style:style>
    <style:style style:name="T9" style:family="text">
      <style:text-properties style:font-name="DejaVu Sans" officeooo:rsid="0018e62c"/>
    </style:style>
    <style:style style:name="T10" style:family="text">
      <style:text-properties style:font-name="DejaVu Sans" fo:font-size="16.1000003814697pt" fo:font-weight="bold" officeooo:rsid="0018e62c" style:font-name-asian="Noto Sans CJK SC" style:font-size-asian="16.1000003814697pt" style:font-weight-asian="bold" style:font-name-complex="Lohit Devanagari" style:font-size-complex="16.1000003814697pt" style:font-weight-complex="bold"/>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officeooo:rsid="0018e62c"/>
    </style:style>
    <style:style style:name="T14" style:family="text">
      <style:text-properties fo:font-size="16.1000003814697pt" fo:font-weight="bold" officeooo:rsid="0018e62c" style:font-name-asian="Noto Sans CJK SC" style:font-size-asian="16.1000003814697pt" style:font-weight-asian="bold" style:font-name-complex="Lohit Devanagari" style:font-size-complex="16.1000003814697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Title"/>
      <text:p text:style-name="Title"/>
      <text:p text:style-name="Title"/>
      <text:p text:style-name="Title">Упатство за внесување на податоци</text:p>
      <text:p text:style-name="Text_20_body"/>
      <text:p text:style-name="Text_20_body"/>
      <text:p text:style-name="P15">Податочно множество: Корона вирус - Македонија</text:p>
      <text:p text:style-name="P8"/>
      <text:p text:style-name="P14"/>
      <text:p text:style-name="P8"/>
      <text:p text:style-name="P8"/>
      <text:p text:style-name="P8"/>
      <text:p text:style-name="P8"/>
      <text:p text:style-name="P9">Почитувани,</text:p>
      <text:p text:style-name="P9"/>
      <text:p text:style-name="P13"><text:span text:style-name="T3">Најпрво сакаме да Ви се заблагодариме што сте дел од овој проект за подобра информираност на граѓаните од Република Македонија во врска со корона вирусот. Во документот за внесување на податоците исто така имате можност да го внесете Вашето име и презиме и ние ќе ве додадеме на страната како соработници на овој проект.</text:span></text:p>
      <text:p text:style-name="P13"><text:span text:style-name="T3"/></text:p>
      <text:p text:style-name="P12"><text:span text:style-name="T3">И</text:span><text:span text:style-name="T2">сто така Ве замолуваме доколку имате некоја идеја кои други податоци да се собираат, да не контактирате на некоја од следните маил адреси:</text:span></text:p>
      <text:p text:style-name="P12"><text:a xlink:type="simple" xlink:href="mailto:peeva.viki@gmail.com" text:style-name="Internet_20_link" text:visited-style-name="Visited_20_Internet_20_Link"><text:span text:style-name="T2">peeva.viki@gmail.com</text:span></text:a></text:p>
      <text:p text:style-name="P12"><text:a xlink:type="simple" xlink:href="mailto:aleksandarkuzmanoski11@gmail.com" text:style-name="Internet_20_link" text:visited-style-name="Visited_20_Internet_20_Link"><text:span text:style-name="T2">aleksandarkuzmanoski11@gmail.com</text:span></text:a></text:p>
      <text:p text:style-name="P10"><text:span text:style-name="T2"/></text:p>
      <text:p text:style-name="P11"><text:span text:style-name="T2"/></text:p>
      <text:p text:style-name="P11"><text:span text:style-name="T2">Со почит,</text:span></text:p>
      <text:p text:style-name="P11"><text:span text:style-name="T2">Вики Пеева и Александар Кузманоски</text:span></text:p>
      <text:h text:style-name="P2" text:outline-level="1">Податочно множество</text:h>
      <text:p text:style-name="P21">Податочното множество содржи шест табели во кои може да се внесуваат податоци за заболените од корона вирусот и дополнителна страница во која соработниците може да ги внесат нивните податоци. Ве молиме секогаш новите податоци внесувајте ги во следната празна редица и не ги бришете или изменувајте претходно внесените податоци. Секогаш пред да внесете нов податок во некоја од табелите проверете кои се последно внесените податоци и дали се поистоветуваат со тоа што вие сакате да го внесете. Потребно е внесените податоци да не се повторуваат за да може алгоритамот да извлече точни бројки.</text:p>
      <text:p text:style-name="P17">Шесте табели во кои што може да се внесуваат податоци се:</text:p>
      <text:list xml:id="list3550713820" text:style-name="L1">
        <text:list-item>
          <text:p text:style-name="P19">Заразени</text:p>
        </text:list-item>
        <text:list-item>
          <text:p text:style-name="P19">Хоспитализирани</text:p>
        </text:list-item>
        <text:list-item>
          <text:p text:style-name="P19">Мртви по болница</text:p>
        </text:list-item>
        <text:list-item>
          <text:p text:style-name="P19">Оздравени по болница</text:p>
        </text:list-item>
        <text:list-item>
          <text:p text:style-name="P19">Мртви по локација</text:p>
        </text:list-item>
        <text:list-item>
          <text:p text:style-name="P19">Оздравени по локација</text:p>
        </text:list-item>
      </text:list>
      <text:p text:style-name="P17">Во следните неколку секции ќе биде објаснето како и кои податоци треба да се внесат во секоја од овие табели.</text:p>
      <text:h text:style-name="P1" text:outline-level="1">Пополнување на табелите</text:h>
      <text:p text:style-name="P22"><text:span text:style-name="T4">И</text:span><text:span text:style-name="T1">мајте во предвид дека доколку во ист ден се појават повеќе заболени што имаат исти вредности за сите типови податоци не мора да ги внесувате еден по еден, туку доволно е во колоната број на случаи да го внесете бројот на заболени што ги имаат истите карактеристики.</text:span></text:p>
      <text:h text:style-name="P6" text:outline-level="2">Табела – Заразени</text:h>
      <text:p text:style-name="P23"><text:span text:style-name="T4">Т</text:span><text:span text:style-name="T1">абелата заразени содржи податоци за луѓето кои што се болни од корона вирусот. Во неа се внесуваат информации како датумот кога некој е регистриран за болен од корона вирусот, државата во која болниот/те се заболиле со вирусот и од кое место во Македонија се заболените.</text:span></text:p>
      <text:p text:style-name="P23"><text:span text:style-name="T1"/></text:p>
      <text:p text:style-name="P20"><text:span text:style-name="T5">Во табелата на заразени се внесуваат четири тип</text:span><text:span text:style-name="T6">а</text:span><text:span text:style-name="T5"> на податоци:</text:span></text:p>
      <text:list xml:id="list3500430827" text:style-name="L2">
        <text:list-item>
          <text:p text:style-name="P18"><text:span text:style-name="T11">Локација</text:span> – од кое место во Македонија се заразените што ги внесувате</text:p>
        </text:list-item>
        <text:list-item>
          <text:p text:style-name="P18"><text:span text:style-name="T11">Заразени во</text:span> – каде (во која држава) се заразиле со корона вирусот</text:p>
        </text:list-item>
        <text:list-item>
          <text:p text:style-name="P18"><text:span text:style-name="T11">Датум</text:span> – на кој датум се регистририрани овие случаеви</text:p>
        </text:list-item>
        <text:list-item>
          <text:p text:style-name="P18"><text:span text:style-name="T11">Број на случаи</text:span> – колку случаи се регистрирани</text:p>
        </text:list-item>
      </text:list>
      <text:p text:style-name="P20"><text:span text:style-name="T6">Колоните </text:span><text:span text:style-name="T7">Локација</text:span><text:span text:style-name="T6"> и </text:span><text:span text:style-name="T7">Заразени</text:span><text:span text:style-name="T6"> </text:span><text:span text:style-name="T7">во</text:span><text:span text:style-name="T6"> може да ги пополните со избирање на една од понудените вредности (понудените вредности може да ги видите со кликање на стрелката во десниот крај од ќелијата). Доколку вредноста што сакате да ја внесете не е понудена во листата, внесете ја директно во ќелијата со пишување. Колоната </text:span><text:span text:style-name="T7">Датум</text:span><text:span text:style-name="T6"> може да ја пополните со два пати брзо кликање во ќелијата. На овој начин ќе Ви се отвори календар од кој ќе може да го изберете датумот што сакате да го внесите. Во колоната </text:span><text:span text:style-name="T7">Број на случаи</text:span><text:span text:style-name="T8"> треба да внесете број што е поголем или еднкаов на еден.</text:span></text:p>
      <text:h text:style-name="P3" text:outline-level="2"/>
      <text:h text:style-name="P7" text:outline-level="2">Табела – Хоспитализирани</text:h>
      <text:p text:style-name="P24">Во табелата хоспитализирани се чуваат податоци за луѓето што се хоспитализирани во некоја од болниците низ Македонија. Токму поради оваа причина во оваа табела се внесуваат болницата во која што се хоспитализирани луѓето, датумот на кој се хоспитализирани и колку луѓе се хоспитализирани во тој ден и во таа болница.</text:p>
      <text:p text:style-name="P24">Начинот на внесување во колоните е ист како и во табелата з<text:span text:style-name="T12">аразени.</text:span></text:p>
      <text:h text:style-name="P4" text:outline-level="2">Табела – Мртви по Болница</text:h>
      <text:p text:style-name="P16"><text:span text:style-name="T9">Во табелата мртви по болница се внесуваат случаите кои умреле подади корона вирусот во таа болница. Повторно се внесуваат болницата, датумот и бројот на случаи.</text:span></text:p>
      <text:h text:style-name="P5" text:outline-level="2"><text:span text:style-name="T13">Табела – </text:span><text:span text:style-name="T14">Оздравени</text:span><text:span text:style-name="T13"> по Болница</text:span></text:h>
      <text:p text:style-name="P16"><text:span text:style-name="T9">Во табелата оздравени по болница се внесуваат случаите кои целосно се излечиле од корона вирусот во таа болница. Повторно се внесуваат болницата, датумот и бројот на случаи.</text:span></text:p>
      <text:h text:style-name="P5" text:outline-level="2"><text:span text:style-name="T13">Табела – Мртви по </text:span><text:span text:style-name="T14">Локација</text:span></text:h>
      <text:p text:style-name="P16"><text:span text:style-name="T9">Во табелата мртви по локација се внесуваат случаите кои умреле подади корона вирусот и од кое место во Македонија се. Се внесуваат местото во Македонија, датумот и бројот на случаи.</text:span></text:p>
      <text:h text:style-name="P5" text:outline-level="2"><text:span text:style-name="T13">Табела – </text:span><text:span text:style-name="T14">Оздравени</text:span><text:span text:style-name="T13"> по </text:span><text:span text:style-name="T14">Локација</text:span></text:h>
      <text:p text:style-name="P16"><text:span text:style-name="T9">Во табелата оздравени по локација се внесуваат случаите кои целосно се излечиле од корона вирусот и од кое место во Македонија се. Се внесуваат местото во Македонија, датумот и бројот на случаи.</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3T14:43:13.429240906</meta:creation-date>
    <dc:date>2020-03-13T15:35:10.166537503</dc:date>
    <meta:editing-duration>PT51M54S</meta:editing-duration>
    <meta:editing-cycles>9</meta:editing-cycles>
    <meta:generator>LibreOffice/6.3.5.2$Linux_X86_64 LibreOffice_project/30$Build-2</meta:generator>
    <meta:document-statistic meta:table-count="0" meta:image-count="0" meta:object-count="0" meta:page-count="5" meta:paragraph-count="40" meta:word-count="694" meta:character-count="4205" meta:non-whitespace-character-count="3559"/>
  </office:meta>
</office:document-meta>
</file>